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0b92d" officeooo:paragraph-rsid="0000b92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00b92d" officeooo:paragraph-rsid="0000b92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00b92d" officeooo:paragraph-rsid="0000b92d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0b92d" officeooo:paragraph-rsid="0000b92d" style:font-weight-asian="bold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20</text:p>
      <text:p text:style-name="P1"/>
      <text:p text:style-name="P1">Задания:</text:p>
      <text:p text:style-name="P4">1. Дан символ C. Вывести два символа, первый из которых предшествует символу C в кодовой таблице, а второй следует за символом C.</text:p>
      <text:p text:style-name="P5">2. Дана непустая строка S. Вывести строку, содержащую символы строки S, между которыми вставлено по одному пробелу.</text:p>
      <text:p text:style-name="P5">3. Дана строка. Подсчитать количество содержащихся в ней прописных латинских букв.</text:p>
      <text:p text:style-name="P5">4. Дан символ C и строка S. Удвоить каждое вхождение символа C в строку S</text:p>
      <text:p text:style-name="P5">5. Даны строки S и S0. Найти количество вхождений строки S0 в строку S.</text:p>
      <text:p text:style-name="P2">№1</text:p>
      <text:p text:style-name="P3"/>
      <text:p text:style-name="P3">#include &lt;iostream&gt;<text:line-break/>#include &lt;locale.h&gt;<text:line-break/><text:line-break/></text:p>
      <text:p text:style-name="P3">using namespace std;</text:p>
      <text:p text:style-name="P3"><text:line-break/><text:line-break/>int main()<text:line-break/>{</text:p>
      <text:p text:style-name="P3"><text:tab/>char C ;<text:line-break/><text:tab/><text:line-break/><text:tab/>setlocale(LC_ALL, "Russian");</text:p>
      <text:p text:style-name="P3"><text:line-break/></text:p>
      <text:p text:style-name="P3"><text:tab/>cout &lt;&lt; "Введите символ: ";<text:line-break/></text:p>
      <text:p text:style-name="P3"><text:tab/>cin &gt;&gt; C;<text:line-break/><text:tab/><text:line-break/><text:tab/>cout &lt;&lt;"Предшествующий символ: " &lt;&lt;char(C - 1) &lt;&lt; endl;</text:p>
      <text:p text:style-name="P3"><text:tab/>cout &lt;&lt; "Следующий символ: "&lt;&lt;char(C + 1);</text:p>
      <text:p text:style-name="P3"><text:tab/><text:line-break/></text:p>
      <text:p text:style-name="P3"><text:tab/></text:p>
      <text:p text:style-name="P3"/>
      <text:p text:style-name="P3"><text:tab/>return 0;</text:p>
      <text:p text:style-name="P3"><text:line-break/>}</text:p>
      <text:p text:style-name="P2">№2</text:p>
      <text:p text:style-name="P3"/>
      <text:p text:style-name="P3"><text:soft-page-break/>#include &lt;iostream&gt;<text:line-break/>#include &lt;locale.h&gt;<text:line-break/><text:line-break/></text:p>
      <text:p text:style-name="P3">using namespace std;</text:p>
      <text:p text:style-name="P3"><text:line-break/><text:line-break/>int main()<text:line-break/>{</text:p>
      <text:p text:style-name="P3"><text:tab/>string S;<text:line-break/><text:line-break/><text:tab/>setlocale(LC_ALL, "Russian");</text:p>
      <text:p text:style-name="P3"><text:line-break/></text:p>
      <text:p text:style-name="P3"><text:tab/>cout &lt;&lt; "Введите строку: ";<text:line-break/></text:p>
      <text:p text:style-name="P3"><text:tab/>cin &gt;&gt; S;<text:line-break/><text:line-break/><text:tab/>for (int i = 0; i &lt; S.length(); i++)</text:p>
      <text:p text:style-name="P3"><text:tab/><text:tab/>cout &lt;&lt; S[i] &lt;&lt; ' ';</text:p>
      <text:p text:style-name="P3"/>
      <text:p text:style-name="P3"><text:line-break/></text:p>
      <text:p text:style-name="P3"/>
      <text:p text:style-name="P3"/>
      <text:p text:style-name="P3"><text:tab/>return 0;</text:p>
      <text:p text:style-name="P3"><text:line-break/>}</text:p>
      <text:p text:style-name="P2">№3</text:p>
      <text:p text:style-name="P3"/>
      <text:p text:style-name="P3">#include &lt;iostream&gt;<text:line-break/>#include &lt;locale.h&gt;<text:line-break/><text:line-break/></text:p>
      <text:p text:style-name="P3">using namespace std;</text:p>
      <text:p text:style-name="P3"><text:line-break/><text:line-break/>int main()<text:line-break/>{</text:p>
      <text:p text:style-name="P3"><text:tab/>string S;<text:line-break/><text:line-break/><text:tab/>int k = 0;<text:line-break/><text:tab/>setlocale(LC_ALL, "Russian");</text:p>
      <text:p text:style-name="P3"><text:line-break/></text:p>
      <text:p text:style-name="P3"><text:tab/>cout &lt;&lt; "Введите строку: ";<text:line-break/></text:p>
      <text:p text:style-name="P3"><text:tab/>cin &gt;&gt; S;<text:line-break/><text:line-break/><text:soft-page-break/><text:line-break/><text:tab/>for (int i = 0; i &lt; S.length(); i++)</text:p>
      <text:p text:style-name="P3"><text:tab/><text:tab/>if ((S[i] &gt;='A')&amp;&amp; (S[i] &lt;= 'Z')) </text:p>
      <text:p text:style-name="P3"/>
      <text:p text:style-name="P3"><text:tab/><text:tab/><text:tab/>k++;</text:p>
      <text:p text:style-name="P3"/>
      <text:p text:style-name="P3"><text:tab/>cout &lt;&lt; k;<text:line-break/></text:p>
      <text:p text:style-name="P3"/>
      <text:p text:style-name="P3"/>
      <text:p text:style-name="P3"><text:tab/>return 0;</text:p>
      <text:p text:style-name="P3"><text:line-break/>}</text:p>
      <text:p text:style-name="P2">№4</text:p>
      <text:p text:style-name="P3"><text:line-break/>#include &lt;iostream&gt;<text:line-break/>#include &lt;locale.h&gt;<text:line-break/><text:line-break/><text:line-break/>using namespace std;<text:line-break/><text:line-break/><text:line-break/>int main()<text:line-break/>{<text:line-break/><text:tab/>string S;<text:line-break/><text:tab/>char C;<text:line-break/><text:tab/>setlocale(LC_ALL, "Russian");<text:line-break/><text:line-break/><text:tab/>cout &lt;&lt; "Введите символ: ";<text:line-break/><text:line-break/><text:tab/>cin &gt;&gt; C;<text:line-break/><text:line-break/><text:tab/>cout &lt;&lt; "Введите строку: ";<text:line-break/><text:line-break/><text:tab/>cin &gt;&gt; S;<text:line-break/><text:line-break/><text:line-break/><text:tab/>for (int i = 0; i &lt; S.length(); i++)<text:line-break/><text:tab/><text:tab/>if (S[i] == C) {<text:line-break/><text:line-break/><text:tab/><text:tab/><text:tab/>S.insert(i, 1, C);<text:line-break/><text:tab/><text:tab/><text:tab/>i++;<text:line-break/><text:tab/><text:tab/>}<text:line-break/><text:line-break/><text:tab/>cout &lt;&lt; S;<text:line-break/><text:line-break/><text:line-break/><text:tab/>return 0;<text:line-break/><text:soft-page-break/><text:line-break/>}</text:p>
      <text:p text:style-name="P2">№5</text:p>
      <text:p text:style-name="P3"/>
      <text:p text:style-name="P2"><text:line-break/><text:span text:style-name="T1">#include &lt;iostream&gt;<text:line-break/>#include &lt;locale.h&gt;<text:line-break/><text:line-break/><text:line-break/>using namespace std;<text:line-break/><text:line-break/><text:line-break/>int main()<text:line-break/>{<text:line-break/><text:tab/>string S,S0;<text:line-break/><text:tab/><text:line-break/><text:tab/>setlocale(LC_ALL, "Russian");<text:line-break/><text:line-break/><text:tab/>cout &lt;&lt; "Введите строку 1: ";<text:line-break/><text:line-break/><text:tab/>cin &gt;&gt; S;<text:line-break/><text:line-break/><text:tab/>cout &lt;&lt; "Введите строку 2: ";<text:line-break/><text:line-break/><text:tab/>cin &gt;&gt; S0;<text:line-break/><text:line-break/><text:tab/>int k = 0;<text:line-break/><text:tab/>int pos = 0;<text:line-break/><text:tab/>for (int i = 0; i &lt; S.length(); i++)<text:line-break/><text:tab/><text:tab/>if (S.find(S0,pos) != -1) {<text:line-break/><text:tab/><text:tab/><text:tab/>k++;<text:line-break/><text:tab/><text:tab/><text:tab/>pos = S.find(S0, pos)+1;<text:line-break/><text:tab/><text:tab/><text:tab/><text:line-break/><text:tab/><text:tab/>}<text:line-break/><text:line-break/><text:tab/>cout &lt;&lt;k ;<text:line-break/><text:line-break/><text:line-break/><text:tab/>return 0;<text:line-break/><text:line-break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42:00.374000000</dc:date>
    <meta:editing-duration>PT2M7S</meta:editing-duration>
    <meta:editing-cycles>1</meta:editing-cycles>
    <meta:document-statistic meta:table-count="0" meta:image-count="0" meta:object-count="0" meta:page-count="4" meta:paragraph-count="49" meta:word-count="341" meta:character-count="2010" meta:non-whitespace-character-count="1571"/>
  </office:meta>
</office:document-meta>
</file>